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figDefineRule.begin( String namespace , String name , Attributes 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figDefineRule.ConfigDefineRule( String nameAttribute , String classAttribu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